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style:line-height-at-least="0.176cm" fo:text-align="start" style:justify-single-word="false"/>
      <style:text-properties style:font-name="Arial" fo:font-size="10pt" style:font-size-asian="10pt" style:font-name-complex="Arial" style:font-size-complex="11.5pt"/>
    </style:style>
    <style:style style:name="P2" style:family="paragraph" style:parent-style-name="Text_20_body">
      <style:text-properties style:font-name="Arial" fo:font-size="10pt" fo:font-style="normal" style:font-size-asian="10pt" style:font-style-asian="normal" style:font-name-complex="Arial" style:font-size-complex="11.5pt" style:font-style-complex="normal"/>
    </style:style>
    <style:style style:name="P3" style:family="paragraph" style:parent-style-name="Text_20_body">
      <style:text-properties style:font-name="Arial" fo:font-size="10pt" fo:font-style="normal" officeooo:rsid="0008fb24" officeooo:paragraph-rsid="0008fb24" style:font-size-asian="10pt" style:font-style-asian="normal" style:font-name-complex="Arial" style:font-size-complex="11.5pt" style:font-style-complex="normal"/>
    </style:style>
    <style:style style:name="P4" style:family="paragraph" style:parent-style-name="Text_20_body">
      <style:text-properties style:font-name="Arial" fo:font-size="10pt" fo:font-style="normal" fo:font-weight="bold" style:font-size-asian="10pt" style:font-style-asian="normal" style:font-weight-asian="bold" style:font-name-complex="Arial" style:font-size-complex="11.5pt" style:font-style-complex="normal" style:font-weight-complex="bold"/>
    </style:style>
    <style:style style:name="P5" style:family="paragraph" style:parent-style-name="Text_20_body">
      <style:text-properties style:font-name="Arial" fo:font-size="10pt" fo:font-style="normal" fo:font-weight="normal" officeooo:rsid="0008ce29" officeooo:paragraph-rsid="0008ce29" style:font-size-asian="10pt" style:font-style-asian="normal" style:font-weight-asian="normal" style:font-name-complex="Arial" style:font-size-complex="11.5pt" style:font-style-complex="normal" style:font-weight-complex="normal"/>
    </style:style>
    <style:style style:name="P6" style:family="paragraph" style:parent-style-name="Text_20_body">
      <style:text-properties style:font-name="Courier New" fo:font-size="10pt" fo:font-style="normal" style:font-size-asian="10pt" style:font-style-asian="normal" style:font-name-complex="Courier New" style:font-size-complex="11.5pt" style:font-style-complex="normal"/>
    </style:style>
    <style:style style:name="P7" style:family="paragraph" style:parent-style-name="Text_20_body">
      <style:text-properties style:font-name="Courier New" fo:font-size="10pt" fo:font-style="normal" officeooo:paragraph-rsid="0008ce29" style:font-size-asian="10pt" style:font-style-asian="normal" style:font-name-complex="Courier New" style:font-size-complex="11.5pt" style:font-style-complex="normal"/>
    </style:style>
    <style:style style:name="P8" style:family="paragraph" style:parent-style-name="Text_20_body">
      <style:text-properties style:font-name="Courier New" fo:font-size="10pt" fo:font-style="normal" officeooo:paragraph-rsid="0008fb24" style:font-size-asian="10pt" style:font-style-asian="normal" style:font-name-complex="Courier New" style:font-size-complex="11.5pt" style:font-style-complex="normal"/>
    </style:style>
    <style:style style:name="P9" style:family="paragraph" style:parent-style-name="Text_20_body">
      <style:text-properties style:font-name="Courier New" fo:font-size="10pt" fo:font-style="normal" officeooo:rsid="0008fb24" officeooo:paragraph-rsid="00097012" style:font-size-asian="10pt" style:font-style-asian="normal" style:font-name-complex="Courier New" style:font-size-complex="11.5pt" style:font-style-complex="normal"/>
    </style:style>
    <style:style style:name="P10" style:family="paragraph" style:parent-style-name="Text_20_body">
      <style:text-properties style:font-name="Courier New" fo:font-size="10pt" fo:font-style="normal" officeooo:rsid="0008fb24" officeooo:paragraph-rsid="0008fb24" style:font-size-asian="10pt" style:font-style-asian="normal" style:font-name-complex="Courier New" style:font-size-complex="11.5pt" style:font-style-complex="normal"/>
    </style:style>
    <style:style style:name="P11" style:family="paragraph" style:parent-style-name="Text_20_body">
      <style:text-properties style:font-name="Courier New" fo:font-size="10pt" fo:font-style="normal" officeooo:paragraph-rsid="00097012" style:font-size-asian="10pt" style:font-style-asian="normal" style:font-name-complex="Courier New" style:font-size-complex="11.5pt" style:font-style-complex="normal"/>
    </style:style>
    <style:style style:name="P12" style:family="paragraph" style:parent-style-name="Text_20_body">
      <style:text-properties style:font-name="Courier New" fo:font-size="10pt" fo:font-style="normal" officeooo:rsid="00097012" officeooo:paragraph-rsid="00097012" style:font-size-asian="10pt" style:font-style-asian="normal" style:font-name-complex="Courier New" style:font-size-complex="11.5pt" style:font-style-complex="normal"/>
    </style:style>
    <style:style style:name="P13" style:family="paragraph" style:parent-style-name="Text_20_body">
      <style:text-properties style:font-name="Courier New" fo:font-size="10pt" fo:font-style="normal" officeooo:rsid="00097012" officeooo:paragraph-rsid="000a48d2" style:font-size-asian="10pt" style:font-style-asian="normal" style:font-name-complex="Courier New" style:font-size-complex="11.5pt" style:font-style-complex="normal"/>
    </style:style>
    <style:style style:name="P14" style:family="paragraph" style:parent-style-name="Text_20_body">
      <style:text-properties style:font-name="Courier New" fo:font-size="10pt" fo:font-style="normal" officeooo:rsid="00097012" officeooo:paragraph-rsid="0008fb24" style:font-size-asian="10pt" style:font-style-asian="normal" style:font-name-complex="Courier New" style:font-size-complex="11.5pt" style:font-style-complex="normal"/>
    </style:style>
    <style:style style:name="P15" style:family="paragraph" style:parent-style-name="Text_20_body">
      <style:text-properties style:font-name="Courier New" fo:font-size="10pt" fo:font-style="normal" officeooo:rsid="000a48d2" officeooo:paragraph-rsid="000a48d2" style:font-size-asian="10pt" style:font-style-asian="normal" style:font-name-complex="Courier New" style:font-size-complex="11.5pt" style:font-style-complex="normal"/>
    </style:style>
    <style:style style:name="P16" style:family="paragraph" style:parent-style-name="Text_20_body">
      <style:text-properties style:font-name="Courier New" fo:font-size="10pt" fo:font-style="normal" fo:font-weight="normal" style:font-size-asian="10pt" style:font-style-asian="normal" style:font-weight-asian="normal" style:font-name-complex="Courier New" style:font-size-complex="11.5pt" style:font-style-complex="normal" style:font-weight-complex="normal"/>
    </style:style>
    <style:style style:name="P17" style:family="paragraph" style:parent-style-name="Text_20_body">
      <style:text-properties style:font-name="Courier New" fo:font-size="10pt" fo:font-style="normal" style:text-underline-style="none" officeooo:rsid="0008ce29" officeooo:paragraph-rsid="0008ce29" style:font-size-asian="10pt" style:font-style-asian="normal" style:font-name-complex="Courier New" style:font-size-complex="11.5pt" style:font-style-complex="normal"/>
    </style:style>
    <style:style style:name="P18" style:family="paragraph" style:parent-style-name="Text_20_body">
      <style:text-properties style:font-name="Courier New" fo:font-size="10pt" fo:font-style="normal" style:text-underline-style="none" officeooo:rsid="0008ce29" officeooo:paragraph-rsid="0008fb24" style:font-size-asian="10pt" style:font-style-asian="normal" style:font-name-complex="Courier New" style:font-size-complex="11.5pt" style:font-style-complex="normal"/>
    </style:style>
    <style:style style:name="P19" style:family="paragraph" style:parent-style-name="Text_20_body">
      <style:text-properties officeooo:paragraph-rsid="0008fb24"/>
    </style:style>
    <style:style style:name="P20" style:family="paragraph" style:parent-style-name="Standard">
      <style:text-properties fo:font-weight="bold" style:font-weight-asian="bold" style:font-weight-complex="bold"/>
    </style:style>
    <style:style style:name="P21" style:family="paragraph" style:parent-style-name="Heading_20_2">
      <style:text-properties style:font-name="Arial" fo:font-style="normal" style:font-style-asian="normal" style:font-name-complex="Arial" style:font-style-complex="normal"/>
    </style:style>
    <style:style style:name="P22" style:family="paragraph" style:parent-style-name="Heading_20_2">
      <style:text-properties style:font-name="Arial" fo:font-style="normal" officeooo:paragraph-rsid="0008fb24" style:font-style-asian="normal" style:font-name-complex="Arial" style:font-style-complex="normal"/>
    </style:style>
    <style:style style:name="P23" style:family="paragraph" style:parent-style-name="Heading_20_2">
      <style:text-properties style:font-name="Arial" fo:font-size="10pt" fo:font-style="normal" officeooo:rsid="0008fb24" officeooo:paragraph-rsid="0008fb24" style:font-size-asian="10pt" style:font-style-asian="normal" style:font-name-complex="Arial" style:font-size-complex="11.5pt" style:font-style-complex="normal"/>
    </style:style>
    <style:style style:name="P24" style:family="paragraph" style:parent-style-name="Heading_20_2">
      <style:text-properties officeooo:rsid="0008fb24" officeooo:paragraph-rsid="00097012"/>
    </style:style>
    <style:style style:name="P25" style:family="paragraph" style:parent-style-name="Text_20_body" style:list-style-name="WW8Num2">
      <style:paragraph-properties style:line-height-at-least="0.176cm" fo:text-align="start" style:justify-single-word="false"/>
      <style:text-properties style:font-name="Arial" fo:font-size="10pt" style:font-size-asian="10pt" style:font-name-complex="Arial" style:font-size-complex="11.5pt"/>
    </style:style>
    <style:style style:name="P26" style:family="paragraph" style:parent-style-name="Text_20_body" style:list-style-name="WW8Num3">
      <style:paragraph-properties style:line-height-at-least="0.176cm" fo:text-align="start" style:justify-single-word="false"/>
      <style:text-properties style:font-name="Arial" fo:font-size="10pt" style:font-size-asian="10pt" style:font-name-complex="Arial" style:font-size-complex="11.5pt"/>
    </style:style>
    <style:style style:name="P27" style:family="paragraph" style:parent-style-name="Heading_20_1" style:master-page-name="Standard">
      <style:paragraph-properties fo:margin-top="0.423cm" fo:margin-bottom="0.212cm" style:contextual-spacing="false" fo:text-align="center" style:justify-single-word="false" style:page-number="auto"/>
      <style:text-properties style:font-name="Arial" fo:font-size="16pt" style:font-size-asian="16pt" style:font-name-complex="Arial" style:font-size-complex="16pt"/>
    </style:style>
    <style:style style:name="P28" style:family="paragraph">
      <style:paragraph-properties fo:text-align="center"/>
    </style:style>
    <style:style style:name="T1" style:family="text">
      <style:text-properties style:font-name="Arial" fo:font-size="10pt" fo:font-style="normal" style:font-size-asian="10pt" style:font-style-asian="normal" style:font-name-complex="Arial" style:font-size-complex="11.5pt" style:font-style-complex="normal"/>
    </style:style>
    <style:style style:name="T2" style:family="text">
      <style:text-properties style:font-name="Arial" fo:font-size="10pt" fo:font-style="normal" officeooo:rsid="00097012" style:font-size-asian="10pt" style:font-style-asian="normal" style:font-name-complex="Arial" style:font-size-complex="11.5pt" style:font-style-complex="normal"/>
    </style:style>
    <style:style style:name="T3" style:family="text">
      <style:text-properties style:font-name="Arial" style:font-name-complex="Arial"/>
    </style:style>
    <style:style style:name="T4" style:family="text">
      <style:text-properties style:font-name="Arial" officeooo:rsid="00097012" style:font-name-complex="Arial"/>
    </style:style>
    <style:style style:name="T5" style:family="text">
      <style:text-properties style:font-name="Courier New" fo:font-size="10pt" fo:font-style="normal" style:font-size-asian="10pt" style:font-style-asian="normal" style:font-name-complex="Courier New" style:font-size-complex="11.5pt" style:font-style-complex="normal"/>
    </style:style>
    <style:style style:name="T6" style:family="text">
      <style:text-properties style:font-name="Courier New" fo:font-size="10pt" fo:font-style="normal" officeooo:rsid="0008fb24" style:font-size-asian="10pt" style:font-style-asian="normal" style:font-name-complex="Courier New" style:font-size-complex="11.5pt" style:font-style-complex="normal"/>
    </style:style>
    <style:style style:name="T7" style:family="text">
      <style:text-properties style:font-name="Courier New" fo:font-size="10pt" fo:font-style="normal" officeooo:rsid="00097012" style:font-size-asian="10pt" style:font-style-asian="normal" style:font-name-complex="Courier New" style:font-size-complex="11.5pt" style:font-style-complex="normal"/>
    </style:style>
    <style:style style:name="T8" style:family="text">
      <style:text-properties officeooo:rsid="00082d3f"/>
    </style:style>
    <style:style style:name="T9" style:family="text">
      <style:text-properties officeooo:rsid="0008ce29"/>
    </style:style>
    <style:style style:name="T10" style:family="text">
      <style:text-properties style:text-underline-style="none" officeooo:rsid="0008ce29"/>
    </style:style>
    <style:style style:name="T11" style:family="text">
      <style:text-properties style:text-underline-style="none" officeooo:rsid="0008fb24"/>
    </style:style>
    <style:style style:name="T12" style:family="text">
      <style:text-properties officeooo:rsid="0008fb24"/>
    </style:style>
    <style:style style:name="T13" style:family="text">
      <style:text-properties officeooo:rsid="00097012"/>
    </style:style>
    <style:style style:name="T14" style:family="text">
      <style:text-properties officeooo:rsid="000a48d2"/>
    </style:style>
    <style:style style:name="T15" style:family="text">
      <style:text-properties officeooo:rsid="000bff2e"/>
    </style:style>
    <style:style style:name="T16" style:family="text">
      <style:text-properties officeooo:rsid="000dd057"/>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style>
    <style:style style:name="gr3" style:family="graphic">
      <style:graphic-properties svg:stroke-color="#000000" draw:marker-start="Arrowheads_20_1" draw:fill="solid" draw:fill-color="#ffffff" draw:textarea-horizontal-align="center" draw:textarea-vertical-align="middle" style:run-through="foreground"/>
    </style:style>
    <style:style style:name="gr4" style:family="graphic">
      <style:graphic-properties svg:stroke-color="#000000" draw:marker-start="Arrowheads_20_1" draw:fill="solid" draw:fill-color="#ffffff" draw:textarea-horizontal-align="justify" draw:textarea-vertical-align="middle" draw:auto-grow-height="false" style:run-through="foreground"/>
    </style:style>
    <style:style style:name="gr5" style:family="graphic">
      <style:graphic-properties draw:stroke="none" svg:stroke-color="#000000" draw:marker-start="Arrowheads_20_1" draw:fill="none" draw:fill-color="#ffffff" fo:min-height="0.728cm" style:run-through="foreground"/>
    </style:style>
    <style:style style:name="gr6" style:family="graphic">
      <style:graphic-properties draw:stroke="none" svg:stroke-color="#000000" draw:marker-start="Arrowheads_20_1" draw:fill="none" draw:fill-color="#ffffff" fo:min-height="0.538cm" style:run-through="foreground"/>
    </style:style>
    <style:style style:name="gr7" style:family="graphic">
      <style:graphic-properties draw:stroke="none" svg:stroke-color="#000000" draw:marker-start="Arrowheads_20_1" draw:fill="none" draw:fill-color="#ffffff" fo:min-height="0.878cm" style:run-through="foreground"/>
    </style:style>
    <style:style style:name="gr8" style:family="graphic">
      <style:graphic-properties draw:stroke="none" svg:stroke-color="#000000" draw:marker-start="Arrowheads_20_1" draw:fill="none" draw:fill-color="#ffffff" fo:min-height="0.635cm" style:run-through="foreground"/>
    </style:style>
    <style:style style:name="gr9" style:family="graphic">
      <style:graphic-properties draw:stroke="none" svg:stroke-color="#000000" draw:marker-start="Arrowheads_20_1" draw:fill="none" draw:fill-color="#ffffff" fo:min-height="0.74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7758318905841409" text:style-name="WW8Num1">
        <text:list-item>
          <text:h text:style-name="P27" text:outline-level="1">Protocol Adapter Exercise – LLD</text:h>
        </text:list-item>
      </text:list>
      <text:p text:style-name="P1">This document is a low level design document describing an exercise application which retrieves system configuration details by sending device specific protocol requests. The device specific protocol is transparent to the North-bound layer which receives REST requests/resonse from end-user.</text:p>
      <text:p text:style-name="P1">Support device specific protocols, in the current version:</text:p>
      <text:list xml:id="list5300265420563090086" text:style-name="WW8Num2">
        <text:list-item>
          <text:p text:style-name="P25">SNMP</text:p>
        </text:list-item>
        <text:list-item>
          <text:p text:style-name="P25">SSH</text:p>
        </text:list-item>
      </text:list>
      <text:p text:style-name="P1">Below is a visual representation of the application's stucture that describes the end-to-end architecture</text:p>
      <text:p text:style-name="P1"><draw:g text:anchor-type="paragraph" draw:z-index="0" draw:style-name="gr1"><draw:rect draw:style-name="gr2" draw:text-style-name="P28" svg:width="2.453cm" svg:height="1.264cm" svg:x="6.973cm" svg:y="0.266cm"><text:p text:style-name="P28">Client</text:p></draw:rect><draw:rect draw:style-name="gr2" draw:text-style-name="P28" svg:width="3.199cm" svg:height="1.322cm" svg:x="7.02cm" svg:y="5.499cm"><text:p text:style-name="P28">Adapter</text:p></draw:rect><draw:line draw:style-name="gr3" draw:text-style-name="P28" svg:x1="7.556cm" svg:y1="1.8cm" svg:x2="7.603cm" svg:y2="4.809cm"><text:p/></draw:line><draw:line draw:style-name="gr3" draw:text-style-name="P28" svg:x1="8.886cm" svg:y1="4.77cm" svg:x2="8.863cm" svg:y2="1.934cm"><text:p/></draw:line><draw:line draw:style-name="gr3" draw:text-style-name="P28" svg:x1="7.253cm" svg:y1="7.088cm" svg:x2="4.266cm" svg:y2="10.251cm"><text:p/></draw:line><draw:line draw:style-name="gr3" draw:text-style-name="P28" svg:x1="3.567cm" svg:y1="9.867cm" svg:x2="6.413cm" svg:y2="6.934cm"><text:p/></draw:line><draw:line draw:style-name="gr3" draw:text-style-name="P28" svg:x1="9.517cm" svg:y1="7.165cm" svg:x2="12.597cm" svg:y2="10.155cm"><text:p/></draw:line><draw:line draw:style-name="gr3" draw:text-style-name="P28" svg:x1="13.53cm" svg:y1="10.022cm" svg:x2="10.543cm" svg:y2="6.974cm"><text:p/></draw:line><draw:custom-shape draw:style-name="gr4" svg:width="4.224cm" svg:height="1.114cm" svg:x="1.607cm" svg:y="10.595cm"><text:p><text:tab/>SSH</text:p><draw:enhanced-geometry svg:viewBox="0 0 21600 21600" draw:type="rectangle" draw:enhanced-path="M 0 0 L 21600 0 21600 21600 0 21600 0 0 Z N"/></draw:custom-shape><draw:custom-shape draw:style-name="gr4" svg:width="3.941cm" svg:height="1.154cm" svg:x="10.592cm" svg:y="10.385cm"><text:p><text:tab/>SNMP</text:p><draw:enhanced-geometry svg:viewBox="0 0 21600 21600" draw:type="rectangle" draw:enhanced-path="M 0 0 L 21600 0 21600 21600 0 21600 0 0 Z N"/></draw:custom-shape><draw:frame draw:style-name="gr5" svg:width="2.331cm" svg:height="0.729cm" svg:x="9.005cm" svg:y="2.873cm"><draw:text-box><text:p>REST API</text:p></draw:text-box></draw:frame><draw:frame draw:style-name="gr6" svg:width="1.333cm" svg:height="0.539cm" svg:x="6.272cm" svg:y="3.025cm"><draw:text-box draw:corner-radius="0.212cm"><text:p>JSON</text:p></draw:text-box></draw:frame><draw:frame draw:style-name="gr7" svg:width="2.192cm" svg:height="0.879cm" svg:x="12.226cm" svg:y="7.99cm"><draw:text-box><text:p>ENDPOINT</text:p></draw:text-box></draw:frame><draw:frame draw:style-name="gr7" svg:width="2.147cm" svg:height="0.879cm" svg:x="2.796cm" svg:y="7.761cm"><draw:text-box><text:p>ENDPOINT</text:p></draw:text-box></draw:frame><draw:frame draw:style-name="gr8" svg:width="1.773cm" svg:height="0.636cm" svg:x="5.853cm" svg:y="8.719cm"><draw:text-box><text:p>JSON</text:p></draw:text-box></draw:frame><draw:frame draw:style-name="gr9" svg:width="1.539cm" svg:height="0.747cm" svg:x="9.776cm" svg:y="8.757cm"><draw:text-box><text:p>JSON</text:p></draw:text-box></draw:frame></draw:g></text:p>
      <text:p text:style-name="P1">Below are layers of this application:</text:p>
      <text:list xml:id="list3474671890837657632" text:style-name="WW8Num3">
        <text:list-item>
          <text:p text:style-name="P26">Adapter layer<text:line-break/>Adapter layer is a web server hosted layer which would expose REST API for retrieving system configuration details from south-bound. The API would receive JSON and respond the system configuration details in JSON.</text:p>
        </text:list-item>
        <text:list-item>
          <text:p text:style-name="P26">Protocol layer<text:line-break/>The protocol layer is further divided to protocol specific implementations. Currently, SNMP and SSH protocols are supported. Each protocol dependent implementation will use its own libraries to connect to device and get the system configuration details.</text:p>
        </text:list-item>
      </text:list>
      <text:list xml:id="list183059415501664" text:continue-list="list4267758318905841409" text:style-name="WW8Num1">
        <text:list-item>
          <text:list>
            <text:list-item>
              <text:h text:style-name="P21" text:outline-level="2">Adapter layer</text:h>
            </text:list-item>
          </text:list>
        </text:list-item>
      </text:list>
      <text:p text:style-name="P2">Adapter layer is responsible for handling the requests from north-bound and delegating them to respective protocol specific layer based on the endpoint type specific in the request.</text:p>
      <text:p text:style-name="P2">The API(s) are exposed by the web server runnning in adapter layer. The request and response are via JSON.</text:p>
      <text:p text:style-name="P2"><text:soft-page-break/>The sysconfig API is as below:</text:p>
      <text:p text:style-name="P6">http://&lt;ip&gt;:&lt;port&gt;/api/v1/sysconfig?device=&lt;ip&gt;:&lt;port&gt;&amp;type=&lt;snmp|ssh&gt;&amp;credentials=&lt;user&gt;:password&gt;&amp;version=&lt;&gt;</text:p>
      <text:p text:style-name="Text_20_body"><text:span text:style-name="T5">device</text:span><text:span text:style-name="T1"> -&gt; ip:port of device</text:span></text:p>
      <text:p text:style-name="Text_20_body"><text:span text:style-name="T5">type</text:span><text:span text:style-name="T1"> -&gt; type of protocol to be used for communicating with device. Supported ones are snmp and ssh</text:span></text:p>
      <text:p text:style-name="Text_20_body"><text:span text:style-name="T5">credentials</text:span><text:span text:style-name="T1"> -&gt; device credentials in case of ssh and community strings (read:write) in case of snmp</text:span></text:p>
      <text:p text:style-name="Text_20_body"><text:span text:style-name="T5">version</text:span><text:span text:style-name="T1"> -&gt; protocol version to be used for communicating with the device.</text:span></text:p>
      <text:p text:style-name="P2">The response will be a JSON as below:</text:p>
      <text:p text:style-name="P4">Success</text:p>
      <text:p text:style-name="P16">{</text:p>
      <text:p text:style-name="P16"><text:tab/>"status": 200,</text:p>
      <text:p text:style-name="P16"><text:tab/>"<text:span text:style-name="T8">response</text:span>": {</text:p>
      <text:p text:style-name="P16"><text:tab/><text:tab/>"device": "x.x.x.x",</text:p>
      <text:p text:style-name="P16"><text:tab/><text:tab/>"name": "xyz",</text:p>
      <text:p text:style-name="P16"><text:tab/><text:tab/>"description": "test"</text:p>
      <text:p text:style-name="P16"><text:tab/>}</text:p>
      <text:p text:style-name="P16">}</text:p>
      <text:p text:style-name="P4">Error</text:p>
      <text:p text:style-name="P16">{</text:p>
      <text:p text:style-name="P16"><text:tab/>"status": 500,</text:p>
      <text:p text:style-name="P16"><text:tab/>"<text:span text:style-name="T8">response</text:span>": "error message"</text:p>
      <text:p text:style-name="P16">}</text:p>
      <text:p text:style-name="P2">The main class responsible in adapter layer is APIHandler and details are as below:</text:p>
      <text:p text:style-name="P6">class APIHandler</text:p>
      <text:p text:style-name="P6"><text:tab/>def get(<text:span text:style-name="T8">self</text:span>):</text:p>
      <text:p text:style-name="P6"><text:tab/><text:tab/># Create Endpoint object using the details from url</text:p>
      <text:p text:style-name="P6"><text:tab/><text:tab/>endpoint = EndPoint(<text:span text:style-name="T8">details</text:span>)</text:p>
      <text:p text:style-name="P6"><text:tab/><text:tab/># Create appropriate protocol object based on type</text:p>
      <text:p text:style-name="P6"><text:tab/><text:tab/>protocol = {</text:p>
      <text:p text:style-name="P6"><text:tab/><text:tab/><text:tab/>'snmp': SNMP,</text:p>
      <text:p text:style-name="P6"><text:tab/><text:tab/><text:tab/>'ssh': SSH</text:p>
      <text:p text:style-name="P6"><text:tab/><text:tab/>}.get(endpoint_type)(endpoint)</text:p>
      <text:p text:style-name="P6"><text:tab/><text:tab/># get method of protocol object will retrieve data from device</text:p>
      <text:p text:style-name="P6"><text:tab/><text:tab/>response = protocol.get()</text:p>
      <text:p text:style-name="P20"/>
      <text:p text:style-name="P20"/>
      <text:p text:style-name="P5"><text:soft-page-break/>The Endpoint class in the adapter layer is initialized with details from the url. <text:s/>It <text:span text:style-name="T14">is described below</text:span>:</text:p>
      <text:p text:style-name="P7">class <text:span text:style-name="T9">Endpoint</text:span></text:p>
      <text:p text:style-name="P7"><text:tab/><text:span text:style-name="T9">ip <text:s/># The IP address of the device we are interested in</text:span></text:p>
      <text:p text:style-name="P7"><text:tab/><text:span text:style-name="T9">port <text:s/># The port at which protocol is run. If None, protocol uses default</text:span></text:p>
      <text:p text:style-name="P7"><text:tab/><text:span text:style-name="T9">type <text:s/># The protocol we want to use</text:span></text:p>
      <text:p text:style-name="P7"><text:tab/><text:span text:style-name="T9">credentials <text:s/># '&lt;username&gt;:&lt;password&gt;' for SNMP</text:span></text:p>
      <text:p text:style-name="P7"><text:tab/><text:tab/><text:tab/> <text:span text:style-name="T9"># '&lt;read community string&gt;: &lt;write community string&gt;' for SSH</text:span></text:p>
      <text:p text:style-name="P7"><text:tab/><text:span text:style-name="T9">version <text:s/># Version of SNMP protocol we want to use. None for SSH</text:span></text:p>
      <text:p text:style-name="P5">The <text:span text:style-name="T15">API</text:span>Exception class in the adapter layer is used to handle responses with errors. It is instantiated with an error message and generates an error code based on the contents of the error message. </text:p>
      <text:p text:style-name="P7">class <text:span text:style-name="T15">APIException</text:span></text:p>
      <text:p text:style-name="P7"><text:tab/><text:span text:style-name="T9">code <text:s/># error code</text:span></text:p>
      <text:p text:style-name="P7"><text:tab/><text:span text:style-name="T9">message # error message</text:span></text:p>
      <text:p text:style-name="P7"><text:tab/><text:span text:style-name="T9">def </text:span><text:span text:style-name="T10">_get_code(self, message):</text:span></text:p>
      <text:p text:style-name="P17"><text:tab/><text:tab/># errors is a dictionary containing mappings of key words in error <text:tab/><text:tab/># messages to error codes</text:p>
      <text:p text:style-name="P17"><text:tab/><text:tab/>for error in errors: <text:s/><text:span text:style-name="T16"># iterate over known errors</text:span></text:p>
      <text:p text:style-name="P17"><text:tab/><text:tab/><text:tab/>if error in message: <text:s/><text:span text:style-name="T16"># check for known error in error message</text:span></text:p>
      <text:p text:style-name="P18"><text:tab/><text:tab/><text:tab/><text:tab/>return errors[error] <text:s/><text:span text:style-name="T16"># return code from dictionary</text:span></text:p>
      <text:p text:style-name="P8"><text:span text:style-name="T10"><text:tab/><text:tab/></text:span><text:span text:style-name="T11">return 555 # For unclassified errors</text:span></text:p>
      <text:list xml:id="list183058556263285" text:continue-numbering="true" text:style-name="WW8Num1">
        <text:list-item>
          <text:list>
            <text:list-item>
              <text:h text:style-name="P22" text:outline-level="2"><text:span text:style-name="T12">Protocol</text:span> layer</text:h>
            </text:list-item>
          </text:list>
        </text:list-item>
      </text:list>
      <text:p text:style-name="P3">The Protocol layer handles requests from the Adapter layer. <text:s/>It contains protocol specific implementations in separate libraries. Currently, SNMP and SSH are supported. The Adapter layer calls the request methods of protocol object which returns a JSON response.</text:p>
      <text:list xml:id="list183058974214027" text:continue-numbering="true" text:style-name="WW8Num1">
        <text:list-item>
          <text:list>
            <text:list-item>
              <text:h text:style-name="P23" text:outline-level="2">SNMP:</text:h>
            </text:list-item>
          </text:list>
        </text:list-item>
      </text:list>
      <text:p text:style-name="P3">An SNMP object is instantiated by passing an Endpoint object. The SNMP class is outlined below:</text:p>
      <text:p text:style-name="P19"/>
      <text:p text:style-name="P19"><text:span text:style-name="T5">class </text:span><text:span text:style-name="T6">SNMP</text:span></text:p>
      <text:p text:style-name="P10"><text:tab/>version #the version of SNMP we want to use</text:p>
      <text:p text:style-name="P10"><text:tab/>community # community string to be used for operation</text:p>
      <text:p text:style-name="P10"><text:tab/>target # tuple containing IP address and port of the target device</text:p>
      <text:p text:style-name="P19"><text:span text:style-name="T6"><text:tab/>transport</text:span><text:span text:style-name="T7">Obj</text:span><text:span text:style-name="T6"> # Transport object </text:span><text:span text:style-name="T7">used to send and receive messages</text:span></text:p>
      <text:p text:style-name="P14"><text:tab/><text:tab/><text:tab/> # A receive callback function is registered with this object</text:p>
      <text:p text:style-name="P14"><text:tab/></text:p>
      <text:p text:style-name="P10"><text:tab/></text:p>
      <text:p text:style-name="P8"><text:soft-page-break/><text:tab/>def <text:span text:style-name="T13">send</text:span>(<text:span text:style-name="T8">self, message</text:span>):</text:p>
      <text:p text:style-name="P8"><text:tab/><text:tab/><text:span text:style-name="T13"># Message is sent over transport object and is received by the <text:tab/><text:tab/><text:tab/># receive callback function registered</text:span></text:p>
      <text:p text:style-name="P11"><text:tab/><text:tab/><text:span text:style-name="T13">self.transportObj.sendMessage(message, self.target)</text:span></text:p>
      <text:p text:style-name="P11"><text:tab/><text:span text:style-name="T13">def get(self, names):</text:span></text:p>
      <text:p text:style-name="P11"><text:tab/><text:tab/><text:span text:style-name="T13"># Names are converted into oids by a function</text:span></text:p>
      <text:p text:style-name="P11"><text:tab/><text:tab/><text:span text:style-name="T13"># Message is built specific to operation with oids</text:span></text:p>
      <text:p text:style-name="P12"><text:tab/><text:tab/>message = self._buildMg(oids, GET)</text:p>
      <text:p text:style-name="P11"><text:tab/><text:tab/><text:span text:style-name="T13"># Send function is invoked to send message and receive response</text:span></text:p>
      <text:p text:style-name="P12"><text:tab/><text:tab/>result = self.send(message)</text:p>
      <text:p text:style-name="P11"><text:tab/><text:tab/><text:span text:style-name="T13"># Response is parsed into JSON </text:span></text:p>
      <text:p text:style-name="P11"/>
      <text:p text:style-name="P11"/>
      <text:list xml:id="list183059238721242" text:continue-numbering="true" text:style-name="WW8Num1">
        <text:list-item>
          <text:list>
            <text:list-item>
              <text:h text:style-name="P24" text:outline-level="2"><text:span text:style-name="T2">SSH</text:span><text:span text:style-name="T1">:</text:span></text:h>
            </text:list-item>
          </text:list>
        </text:list-item>
      </text:list>
      <text:p text:style-name="P9"><text:span text:style-name="T3">An S</text:span><text:span text:style-name="T4">SH</text:span><text:span text:style-name="T3"> object is instantiated by passing an Endpoint object. The S</text:span><text:span text:style-name="T4">SH</text:span><text:span text:style-name="T3"> class is outlined below:</text:span></text:p>
      <text:p text:style-name="P11"><text:tab/><text:line-break/>class <text:span text:style-name="T13">SSH</text:span></text:p>
      <text:p text:style-name="P11"><text:tab/><text:span text:style-name="T13">ip <text:s/># IP address of target device</text:span></text:p>
      <text:p text:style-name="P11"><text:tab/><text:span text:style-name="T13">port <text:s/># Port on which to run protocol</text:span></text:p>
      <text:p text:style-name="P11"><text:tab/><text:span text:style-name="T13">username <text:s/># Username with which to login</text:span></text:p>
      <text:p text:style-name="P11"><text:tab/><text:span text:style-name="T13">password <text:s/># Password to use to login</text:span></text:p>
      <text:p text:style-name="P12">def get(self, command, template)</text:p>
      <text:p text:style-name="P12"><text:tab/># A shell is created with ip, port, username, password and timeout</text:p>
      <text:p text:style-name="P12"><text:tab/>shell = spur.SshShell(hostname=self.ip, port = self.port, <text:tab/><text:tab/><text:tab/><text:tab/><text:tab/><text:tab/><text:tab/> <text:s text:c="3"/>username=self.user, password=self.pas, <text:tab/><text:tab/><text:tab/><text:tab/><text:tab/><text:tab/> <text:s text:c="3"/>connect_timeout=5)</text:p>
      <text:p text:style-name="P13"><text:tab/><text:span text:style-name="T14"># The command is run on shell and the output captured</text:span></text:p>
      <text:p text:style-name="P15"><text:tab/>result = shell.run(command)</text:p>
      <text:p text:style-name="P12"><text:tab/><text:span text:style-name="T14">response = result.output</text:span></text:p>
      <text:p text:style-name="P12"><text:tab/><text:span text:style-name="T14"># This response is sent to a function for parsing. The function uses the <text:tab/># provided template and texfsm to parse to a list of lists. This list is <text:tab/># then converted to the required JSON format. <text:s/></text:span></text:p>
      <text:p text:style-name="P12"><text:tab/>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ce style:name="Symbol" svg:font-family="Symbol"/>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IN"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fo:font-style="normal" style:font-style-asian="normal" style:font-style-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1:33:38</meta:creation-date>
    <dc:date>2017-07-26T18:30:58.260034793</dc:date>
    <meta:editing-cycles>6</meta:editing-cycles>
    <meta:editing-duration>PT1H16M4S</meta:editing-duration>
    <meta:generator>LibreOffice/4.2.8.2$Linux_X86_64 LibreOffice_project/420m0$Build-2</meta:generator>
    <meta:document-statistic meta:table-count="0" meta:image-count="0" meta:object-count="0" meta:page-count="4" meta:paragraph-count="100" meta:word-count="828" meta:character-count="5378" meta:non-whitespace-character-count="4503"/>
  </office:meta>
</office:document-meta>
</file>